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9.037cm" svg:height="14.715cm" svg:x="0.496cm" svg:y="34.796cm">
            <draw:object draw:notify-on-update-of-ranges="Лист1.B1:Лист1.Q1 Лист1.A2:Лист1.A2 Лист1.B2:Лист1.Q2 Лист1.B1:Лист1.Q1 Лист1.A3:Лист1.A3 Лист1.B3:Лист1.Q3 Лист1.B1:Лист1.Q1 Лист1.A4:Лист1.A4 Лист1.B4:Лист1.Q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KB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Прямой обход</text:p>
          </table:table-cell>
          <table:table-cell table:style-name="ce1" office:value-type="float" office:value="3.4125" calcext:value-type="float">
            <text:p>3,4125</text:p>
          </table:table-cell>
          <table:table-cell office:value-type="float" office:value="3.52344" calcext:value-type="float">
            <text:p>3,52344</text:p>
          </table:table-cell>
          <table:table-cell office:value-type="float" office:value="3.4986" calcext:value-type="float">
            <text:p>3,4986</text:p>
          </table:table-cell>
          <table:table-cell office:value-type="float" office:value="3.4899" calcext:value-type="float">
            <text:p>3,4899</text:p>
          </table:table-cell>
          <table:table-cell office:value-type="float" office:value="3.5234" calcext:value-type="float">
            <text:p>3,5234</text:p>
          </table:table-cell>
          <table:table-cell office:value-type="float" office:value="3.49175" calcext:value-type="float">
            <text:p>3,49175</text:p>
          </table:table-cell>
          <table:table-cell office:value-type="float" office:value="3.4968" calcext:value-type="float">
            <text:p>3,4968</text:p>
          </table:table-cell>
          <table:table-cell office:value-type="float" office:value="3.5455" calcext:value-type="float">
            <text:p>3,5455</text:p>
          </table:table-cell>
          <table:table-cell office:value-type="float" office:value="3.50896" calcext:value-type="float">
            <text:p>3,50896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3.51788" calcext:value-type="float">
            <text:p>3,51788</text:p>
          </table:table-cell>
          <table:table-cell office:value-type="float" office:value="3.51799" calcext:value-type="float">
            <text:p>3,51799</text:p>
          </table:table-cell>
          <table:table-cell office:value-type="float" office:value="3.51493" calcext:value-type="float">
            <text:p>3,51493</text:p>
          </table:table-cell>
          <table:table-cell office:value-type="float" office:value="3.51722" calcext:value-type="float">
            <text:p>3,51722</text:p>
          </table:table-cell>
          <table:table-cell office:value-type="float" office:value="3.62953" calcext:value-type="float">
            <text:p>3,62953</text:p>
          </table:table-cell>
          <table:table-cell office:value-type="float" office:value="3.6971" calcext:value-type="float">
            <text:p>3,6971</text:p>
          </table:table-cell>
        </table:table-row>
        <table:table-row table:style-name="ro1">
          <table:table-cell office:value-type="string" calcext:value-type="string">
            <text:p>Обратный обход</text:p>
          </table:table-cell>
          <table:table-cell office:value-type="float" office:value="3.4875" calcext:value-type="float">
            <text:p>3,4875</text:p>
          </table:table-cell>
          <table:table-cell table:number-columns-repeated="2" office:value-type="float" office:value="3.52344" calcext:value-type="float">
            <text:p>3,52344</text:p>
          </table:table-cell>
          <table:table-cell office:value-type="float" office:value="3.42344" calcext:value-type="float">
            <text:p>3,42344</text:p>
          </table:table-cell>
          <table:table-cell office:value-type="float" office:value="3.53344" calcext:value-type="float">
            <text:p>3,53344</text:p>
          </table:table-cell>
          <table:table-cell office:value-type="float" office:value="3.53833" calcext:value-type="float">
            <text:p>3,53833</text:p>
          </table:table-cell>
          <table:table-cell office:value-type="float" office:value="3.54502" calcext:value-type="float">
            <text:p>3,54502</text:p>
          </table:table-cell>
          <table:table-cell office:value-type="float" office:value="3.54666" calcext:value-type="float">
            <text:p>3,54666</text:p>
          </table:table-cell>
          <table:table-cell office:value-type="float" office:value="3.5048" calcext:value-type="float">
            <text:p>3,5048</text:p>
          </table:table-cell>
          <table:table-cell office:value-type="float" office:value="3.59903" calcext:value-type="float">
            <text:p>3,59903</text:p>
          </table:table-cell>
          <table:table-cell office:value-type="float" office:value="3.51747" calcext:value-type="float">
            <text:p>3,51747</text:p>
          </table:table-cell>
          <table:table-cell office:value-type="float" office:value="3.51731" calcext:value-type="float">
            <text:p>3,51731</text:p>
          </table:table-cell>
          <table:table-cell office:value-type="float" office:value="3.51516" calcext:value-type="float">
            <text:p>3,51516</text:p>
          </table:table-cell>
          <table:table-cell office:value-type="float" office:value="3.5173" calcext:value-type="float">
            <text:p>3,5173</text:p>
          </table:table-cell>
          <table:table-cell office:value-type="float" office:value="3.65309" calcext:value-type="float">
            <text:p>3,65309</text:p>
          </table:table-cell>
          <table:table-cell office:value-type="float" office:value="3.69864" calcext:value-type="float">
            <text:p>3,69864</text:p>
          </table:table-cell>
        </table:table-row>
        <table:table-row table:style-name="ro1">
          <table:table-cell office:value-type="string" calcext:value-type="string">
            <text:p>Рандомный обход</text:p>
          </table:table-cell>
          <table:table-cell office:value-type="float" office:value="3.48828" calcext:value-type="float">
            <text:p>3,48828</text:p>
          </table:table-cell>
          <table:table-cell table:number-columns-repeated="2" office:value-type="float" office:value="3.52344" calcext:value-type="float">
            <text:p>3,52344</text:p>
          </table:table-cell>
          <table:table-cell office:value-type="float" office:value="3.42344" calcext:value-type="float">
            <text:p>3,42344</text:p>
          </table:table-cell>
          <table:table-cell office:value-type="float" office:value="3.5234" calcext:value-type="float">
            <text:p>3,5234</text:p>
          </table:table-cell>
          <table:table-cell office:value-type="float" office:value="3.58833" calcext:value-type="float">
            <text:p>3,58833</text:p>
          </table:table-cell>
          <table:table-cell office:value-type="float" office:value="5.59366" calcext:value-type="float">
            <text:p>5,59366</text:p>
          </table:table-cell>
          <table:table-cell office:value-type="float" office:value="7.09829" calcext:value-type="float">
            <text:p>7,09829</text:p>
          </table:table-cell>
          <table:table-cell office:value-type="float" office:value="9.4541" calcext:value-type="float">
            <text:p>9,4541</text:p>
          </table:table-cell>
          <table:table-cell office:value-type="float" office:value="18.1556" calcext:value-type="float">
            <text:p>18,1556</text:p>
          </table:table-cell>
          <table:table-cell office:value-type="float" office:value="23.3329" calcext:value-type="float">
            <text:p>23,3329</text:p>
          </table:table-cell>
          <table:table-cell office:value-type="float" office:value="25.9798" calcext:value-type="float">
            <text:p>25,9798</text:p>
          </table:table-cell>
          <table:table-cell office:value-type="float" office:value="24.6499" calcext:value-type="float">
            <text:p>24,6499</text:p>
          </table:table-cell>
          <table:table-cell office:value-type="float" office:value="29.2442" calcext:value-type="float">
            <text:p>29,2442</text:p>
          </table:table-cell>
          <table:table-cell office:value-type="float" office:value="63.9845" calcext:value-type="float">
            <text:p>63,9845</text:p>
          </table:table-cell>
          <table:table-cell office:value-type="float" office:value="112.826" calcext:value-type="float">
            <text:p>112,826</text:p>
          </table:table-cell>
        </table:table-row>
        <table:table-row table:style-name="ro1" table:number-rows-repeated="108">
          <table:table-cell table:number-columns-repeated="17"/>
        </table:table-row>
        <table:table-row table:style-name="ro1">
          <table:table-cell>
            <draw:frame draw:z-index="1" draw:style-name="gr1" draw:text-style-name="P1" svg:width="49.037cm" svg:height="21.09cm" svg:x="0cm" svg:y="-0.001cm">
              <draw:object draw:notify-on-update-of-ranges="Лист1.B1:Лист1.K1 Лист1.A2:Лист1.A2 Лист1.B2:Лист1.K2 Лист1.B1:Лист1.K1 Лист1.A3:Лист1.A3 Лист1.B3:Лист1.K3 Лист1.B1:Лист1.K1 Лист1.A4:Лист1.A4 Лист1.B4:Лист1.K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9:18:57.7883286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3:54:45.896762036</meta:creation-date>
    <dc:date>2023-12-21T19:54:59.378141693</dc:date>
    <meta:editing-duration>PT3H58M57S</meta:editing-duration>
    <meta:editing-cycles>9</meta:editing-cycles>
    <meta:generator>LibreOffice/7.6.2.1$Linux_X86_64 LibreOffice_project/60$Build-1</meta:generator>
    <meta:document-statistic meta:table-count="1" meta:cell-count="68" meta:object-count="2"/>
  </office:meta>
</office:document-meta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038cm" svg:height="14.716cm" xlink:href=".." xlink:type="simple" chart:class="chart:scatter" chart:style-name="ch1">
        <chart:title svg:x="21.909cm" svg:y="0.43cm" chart:style-name="ch2">
          <text:p>Все порядки заполнения</text:p>
        </chart:title>
        <chart:legend chart:legend-position="end" svg:x="44.784cm" svg:y="6.561cm" style:legend-expansion="high" chart:style-name="ch3"/>
        <chart:plot-area chart:style-name="ch4" table:cell-range-address="Лист1.B1:Лист1.Q4 Лист1.A2:Лист1.A4" chart:data-source-has-labels="column" svg:x="1.991cm" svg:y="1.503cm" svg:width="41.813cm" svg:height="11.938cm">
          <chart:coordinate-region svg:x="2.798cm" svg:y="1.702cm" svg:width="40.541cm" svg:height="11.092cm"/>
          <chart:axis chart:dimension="x" chart:name="primary-x" chart:style-name="ch5">
            <chart:title svg:x="22.628cm" svg:y="13.735cm" chart:style-name="ch6">
              <text:p>KB</text:p>
            </chart:title>
            <chart:grid chart:style-name="ch7" chart:class="major"/>
          </chart:axis>
          <chart:axis chart:dimension="y" chart:name="primary-y" chart:style-name="ch8">
            <chart:title svg:x="0.451cm" svg:y="9.686cm" chart:style-name="ch9">
              <text:p>Время выполнения (в тактах)</text:p>
            </chart:title>
            <chart:grid chart:style-name="ch7" chart:class="major"/>
          </chart:axis>
          <chart:series chart:style-name="ch10" chart:values-cell-range-address="Лист1.B2:Лист1.Q2" chart:label-cell-address="Лист1.A2:Лист1.A2" chart:class="chart:scatter">
            <chart:domain table:cell-range-address="Лист1.B1:Лист1.Q1"/>
            <chart:data-point chart:repeated="16"/>
          </chart:series>
          <chart:series chart:style-name="ch11" chart:values-cell-range-address="Лист1.B3:Лист1.Q3" chart:label-cell-address="Лист1.A3:Лист1.A3" chart:class="chart:scatter">
            <chart:data-point chart:repeated="16"/>
          </chart:series>
          <chart:series chart:style-name="ch12" chart:values-cell-range-address="Лист1.B4:Лист1.Q4" chart:label-cell-address="Лист1.A4:Лист1.A4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Прямой обход</text:p>
                <draw:g>
                  <svg:desc>Лист1.A2:Лист1.A2</svg:desc>
                </draw:g>
              </table:table-cell>
              <table:table-cell office:value-type="float" office:value="3.4125">
                <text:p>3.4125</text:p>
                <draw:g>
                  <svg:desc>Лист1.B2:Лист1.Q2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4986">
                <text:p>3.4986</text:p>
              </table:table-cell>
              <table:table-cell office:value-type="float" office:value="3.4899">
                <text:p>3.4899</text:p>
              </table:table-cell>
              <table:table-cell office:value-type="float" office:value="3.5234">
                <text:p>3.5234</text:p>
              </table:table-cell>
              <table:table-cell office:value-type="float" office:value="3.49175">
                <text:p>3.49175</text:p>
              </table:table-cell>
              <table:table-cell office:value-type="float" office:value="3.4968">
                <text:p>3.4968</text:p>
              </table:table-cell>
              <table:table-cell office:value-type="float" office:value="3.5455">
                <text:p>3.5455</text:p>
              </table:table-cell>
              <table:table-cell office:value-type="float" office:value="3.50896">
                <text:p>3.50896</text:p>
              </table:table-cell>
              <table:table-cell office:value-type="float" office:value="3.58478">
                <text:p>3.58478</text:p>
              </table:table-cell>
              <table:table-cell office:value-type="float" office:value="3.51788">
                <text:p>3.51788</text:p>
              </table:table-cell>
              <table:table-cell office:value-type="float" office:value="3.51799">
                <text:p>3.51799</text:p>
              </table:table-cell>
              <table:table-cell office:value-type="float" office:value="3.51493">
                <text:p>3.51493</text:p>
              </table:table-cell>
              <table:table-cell office:value-type="float" office:value="3.51722">
                <text:p>3.51722</text:p>
              </table:table-cell>
              <table:table-cell office:value-type="float" office:value="3.62953">
                <text:p>3.62953</text:p>
              </table:table-cell>
              <table:table-cell office:value-type="float" office:value="3.6971">
                <text:p>3.6971</text:p>
              </table:table-cell>
            </table:table-row>
            <table:table-row>
              <table:table-cell office:value-type="string">
                <text:p>Обратный обход</text:p>
                <draw:g>
                  <svg:desc>Лист1.A3:Лист1.A3</svg:desc>
                </draw:g>
              </table:table-cell>
              <table:table-cell office:value-type="float" office:value="3.4875">
                <text:p>3.4875</text:p>
                <draw:g>
                  <svg:desc>Лист1.B3:Лист1.Q3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52344">
                <text:p>3.52344</text:p>
              </table:table-cell>
              <table:table-cell office:value-type="float" office:value="3.42344">
                <text:p>3.42344</text:p>
              </table:table-cell>
              <table:table-cell office:value-type="float" office:value="3.53344">
                <text:p>3.53344</text:p>
              </table:table-cell>
              <table:table-cell office:value-type="float" office:value="3.53833">
                <text:p>3.53833</text:p>
              </table:table-cell>
              <table:table-cell office:value-type="float" office:value="3.54502">
                <text:p>3.54502</text:p>
              </table:table-cell>
              <table:table-cell office:value-type="float" office:value="3.54666">
                <text:p>3.54666</text:p>
              </table:table-cell>
              <table:table-cell office:value-type="float" office:value="3.5048">
                <text:p>3.5048</text:p>
              </table:table-cell>
              <table:table-cell office:value-type="float" office:value="3.59903">
                <text:p>3.59903</text:p>
              </table:table-cell>
              <table:table-cell office:value-type="float" office:value="3.51747">
                <text:p>3.51747</text:p>
              </table:table-cell>
              <table:table-cell office:value-type="float" office:value="3.51731">
                <text:p>3.51731</text:p>
              </table:table-cell>
              <table:table-cell office:value-type="float" office:value="3.51516">
                <text:p>3.51516</text:p>
              </table:table-cell>
              <table:table-cell office:value-type="float" office:value="3.5173">
                <text:p>3.5173</text:p>
              </table:table-cell>
              <table:table-cell office:value-type="float" office:value="3.65309">
                <text:p>3.65309</text:p>
              </table:table-cell>
              <table:table-cell office:value-type="float" office:value="3.69864">
                <text:p>3.69864</text:p>
              </table:table-cell>
            </table:table-row>
            <table:table-row>
              <table:table-cell office:value-type="string">
                <text:p>Рандомный обход</text:p>
                <draw:g>
                  <svg:desc>Лист1.A4:Лист1.A4</svg:desc>
                </draw:g>
              </table:table-cell>
              <table:table-cell office:value-type="float" office:value="3.48828">
                <text:p>3.48828</text:p>
                <draw:g>
                  <svg:desc>Лист1.B4:Лист1.Q4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52344">
                <text:p>3.52344</text:p>
              </table:table-cell>
              <table:table-cell office:value-type="float" office:value="3.42344">
                <text:p>3.42344</text:p>
              </table:table-cell>
              <table:table-cell office:value-type="float" office:value="3.5234">
                <text:p>3.5234</text:p>
              </table:table-cell>
              <table:table-cell office:value-type="float" office:value="3.58833">
                <text:p>3.58833</text:p>
              </table:table-cell>
              <table:table-cell office:value-type="float" office:value="5.59366">
                <text:p>5.59366</text:p>
              </table:table-cell>
              <table:table-cell office:value-type="float" office:value="7.09829">
                <text:p>7.09829</text:p>
              </table:table-cell>
              <table:table-cell office:value-type="float" office:value="9.4541">
                <text:p>9.4541</text:p>
              </table:table-cell>
              <table:table-cell office:value-type="float" office:value="18.1556">
                <text:p>18.1556</text:p>
              </table:table-cell>
              <table:table-cell office:value-type="float" office:value="23.3329">
                <text:p>23.3329</text:p>
              </table:table-cell>
              <table:table-cell office:value-type="float" office:value="25.9798">
                <text:p>25.9798</text:p>
              </table:table-cell>
              <table:table-cell office:value-type="float" office:value="24.6499">
                <text:p>24.6499</text:p>
              </table:table-cell>
              <table:table-cell office:value-type="float" office:value="29.2442">
                <text:p>29.2442</text:p>
              </table:table-cell>
              <table:table-cell office:value-type="float" office:value="63.9845">
                <text:p>63.9845</text:p>
              </table:table-cell>
              <table:table-cell office:value-type="float" office:value="112.826">
                <text:p>112.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038cm" svg:height="21.091cm" xlink:href=".." xlink:type="simple" chart:class="chart:scatter" chart:style-name="ch1">
        <chart:title svg:x="21.909cm" svg:y="0.557cm" chart:style-name="ch2">
          <text:p>Все порядки заполнения</text:p>
        </chart:title>
        <chart:legend chart:legend-position="end" svg:x="44.784cm" svg:y="9.748cm" style:legend-expansion="high" chart:style-name="ch3"/>
        <chart:plot-area chart:style-name="ch4" table:cell-range-address="Лист1.B1:Лист1.K4 Лист1.A2:Лист1.A4" chart:data-source-has-labels="column" svg:x="1.991cm" svg:y="1.757cm" svg:width="41.813cm" svg:height="17.932cm">
          <chart:coordinate-region svg:x="2.611cm" svg:y="1.956cm" svg:width="41.051cm" svg:height="16.809cm"/>
          <chart:axis chart:dimension="x" chart:name="primary-x" chart:style-name="ch5">
            <chart:title svg:x="22.628cm" svg:y="20.11cm" chart:style-name="ch6">
              <text:p>KB</text:p>
            </chart:title>
            <chart:grid chart:style-name="ch7" chart:class="major"/>
          </chart:axis>
          <chart:axis chart:dimension="y" chart:name="primary-y" chart:style-name="ch8">
            <chart:title svg:x="0.451cm" svg:y="12.937cm" chart:style-name="ch9">
              <text:p>Время выполнения (в тактах)</text:p>
            </chart:title>
            <chart:grid chart:style-name="ch7" chart:class="major"/>
          </chart:axis>
          <chart:series chart:style-name="ch10" chart:values-cell-range-address="Лист1.B2:Лист1.K2" chart:label-cell-address="Лист1.A2:Лист1.A2" chart:class="chart:scatter">
            <chart:domain table:cell-range-address="Лист1.B1:Лист1.K1"/>
            <chart:data-point chart:repeated="10"/>
          </chart:series>
          <chart:series chart:style-name="ch11" chart:values-cell-range-address="Лист1.B3:Лист1.K3" chart:label-cell-address="Лист1.A3:Лист1.A3" chart:class="chart:scatter">
            <chart:data-point chart:repeated="10"/>
          </chart:series>
          <chart:series chart:style-name="ch12" chart:values-cell-range-address="Лист1.B4:Лист1.K4" chart:label-cell-address="Лист1.A4:Лист1.A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Прямой обход</text:p>
                <draw:g>
                  <svg:desc>Лист1.A2:Лист1.A2</svg:desc>
                </draw:g>
              </table:table-cell>
              <table:table-cell office:value-type="float" office:value="3.4125">
                <text:p>3.4125</text:p>
                <draw:g>
                  <svg:desc>Лист1.B2:Лист1.K2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4986">
                <text:p>3.4986</text:p>
              </table:table-cell>
              <table:table-cell office:value-type="float" office:value="3.4899">
                <text:p>3.4899</text:p>
              </table:table-cell>
              <table:table-cell office:value-type="float" office:value="3.5234">
                <text:p>3.5234</text:p>
              </table:table-cell>
              <table:table-cell office:value-type="float" office:value="3.49175">
                <text:p>3.49175</text:p>
              </table:table-cell>
              <table:table-cell office:value-type="float" office:value="3.4968">
                <text:p>3.4968</text:p>
              </table:table-cell>
              <table:table-cell office:value-type="float" office:value="3.5455">
                <text:p>3.5455</text:p>
              </table:table-cell>
              <table:table-cell office:value-type="float" office:value="3.50896">
                <text:p>3.50896</text:p>
              </table:table-cell>
              <table:table-cell office:value-type="float" office:value="3.58478">
                <text:p>3.58478</text:p>
              </table:table-cell>
            </table:table-row>
            <table:table-row>
              <table:table-cell office:value-type="string">
                <text:p>Обратный обход</text:p>
                <draw:g>
                  <svg:desc>Лист1.A3:Лист1.A3</svg:desc>
                </draw:g>
              </table:table-cell>
              <table:table-cell office:value-type="float" office:value="3.4875">
                <text:p>3.4875</text:p>
                <draw:g>
                  <svg:desc>Лист1.B3:Лист1.K3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52344">
                <text:p>3.52344</text:p>
              </table:table-cell>
              <table:table-cell office:value-type="float" office:value="3.42344">
                <text:p>3.42344</text:p>
              </table:table-cell>
              <table:table-cell office:value-type="float" office:value="3.53344">
                <text:p>3.53344</text:p>
              </table:table-cell>
              <table:table-cell office:value-type="float" office:value="3.53833">
                <text:p>3.53833</text:p>
              </table:table-cell>
              <table:table-cell office:value-type="float" office:value="3.54502">
                <text:p>3.54502</text:p>
              </table:table-cell>
              <table:table-cell office:value-type="float" office:value="3.54666">
                <text:p>3.54666</text:p>
              </table:table-cell>
              <table:table-cell office:value-type="float" office:value="3.5048">
                <text:p>3.5048</text:p>
              </table:table-cell>
              <table:table-cell office:value-type="float" office:value="3.59903">
                <text:p>3.59903</text:p>
              </table:table-cell>
            </table:table-row>
            <table:table-row>
              <table:table-cell office:value-type="string">
                <text:p>Рандомный обход</text:p>
                <draw:g>
                  <svg:desc>Лист1.A4:Лист1.A4</svg:desc>
                </draw:g>
              </table:table-cell>
              <table:table-cell office:value-type="float" office:value="3.48828">
                <text:p>3.48828</text:p>
                <draw:g>
                  <svg:desc>Лист1.B4:Лист1.K4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52344">
                <text:p>3.52344</text:p>
              </table:table-cell>
              <table:table-cell office:value-type="float" office:value="3.42344">
                <text:p>3.42344</text:p>
              </table:table-cell>
              <table:table-cell office:value-type="float" office:value="3.5234">
                <text:p>3.5234</text:p>
              </table:table-cell>
              <table:table-cell office:value-type="float" office:value="3.58833">
                <text:p>3.58833</text:p>
              </table:table-cell>
              <table:table-cell office:value-type="float" office:value="5.59366">
                <text:p>5.59366</text:p>
              </table:table-cell>
              <table:table-cell office:value-type="float" office:value="7.09829">
                <text:p>7.09829</text:p>
              </table:table-cell>
              <table:table-cell office:value-type="float" office:value="9.4541">
                <text:p>9.4541</text:p>
              </table:table-cell>
              <table:table-cell office:value-type="float" office:value="18.1556">
                <text:p>18.1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